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3c91f" officeooo:paragraph-rsid="0013c91f"/>
    </style:style>
    <style:style style:name="P2" style:family="paragraph" style:parent-style-name="Text_20_body">
      <style:text-properties officeooo:rsid="00177c59" officeooo:paragraph-rsid="00177c59"/>
    </style:style>
    <style:style style:name="P3" style:family="paragraph" style:parent-style-name="Text_20_body">
      <style:text-properties officeooo:rsid="00157cfe" officeooo:paragraph-rsid="00184d16"/>
    </style:style>
    <style:style style:name="P4" style:family="paragraph" style:parent-style-name="Text_20_body">
      <style:text-properties officeooo:rsid="00157cfe" officeooo:paragraph-rsid="00199138"/>
    </style:style>
    <style:style style:name="P5" style:family="paragraph" style:parent-style-name="Text_20_body">
      <style:text-properties officeooo:rsid="001743a8" officeooo:paragraph-rsid="001743a8"/>
    </style:style>
    <style:style style:name="P6" style:family="paragraph" style:parent-style-name="Heading_20_1">
      <style:paragraph-properties fo:text-align="center" style:justify-single-word="false"/>
      <style:text-properties officeooo:rsid="00177c59" officeooo:paragraph-rsid="00177c59"/>
    </style:style>
    <style:style style:name="P7" style:family="paragraph" style:parent-style-name="Heading_20_2">
      <style:text-properties officeooo:rsid="0013c91f" officeooo:paragraph-rsid="0013c91f"/>
    </style:style>
    <style:style style:name="P8" style:family="paragraph" style:parent-style-name="Heading_20_2">
      <style:text-properties officeooo:rsid="0013c91f" officeooo:paragraph-rsid="001a867d"/>
    </style:style>
    <style:style style:name="P9" style:family="paragraph" style:parent-style-name="Heading_20_2">
      <style:text-properties officeooo:paragraph-rsid="0013c91f"/>
    </style:style>
    <style:style style:name="P10" style:family="paragraph">
      <style:paragraph-properties fo:text-align="center"/>
    </style:style>
    <style:style style:name="T1" style:family="text">
      <style:text-properties officeooo:rsid="0013c91f"/>
    </style:style>
    <style:style style:name="T2" style:family="text">
      <style:text-properties officeooo:rsid="00157cfe"/>
    </style:style>
    <style:style style:name="T3" style:family="text">
      <style:text-properties officeooo:rsid="00184d16"/>
    </style:style>
    <style:style style:name="T4" style:family="text">
      <style:text-properties officeooo:rsid="00199138"/>
    </style:style>
    <style:style style:name="T5" style:family="text">
      <style:text-properties officeooo:rsid="001a867d"/>
    </style:style>
    <style:style style:name="T6" style:family="text">
      <style:text-properties officeooo:rsid="001c4b9f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ffd32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Business Card</text:h>
      <text:p text:style-name="P1"/>
      <text:h text:style-name="P7" text:outline-level="2">Design And Implementation</text:h>
      <text:p text:style-name="P3"><text:span text:style-name="T3">The program is a single java class that receives a single image file, and then displays it in a message pop up, as well as displaying information, in an attractive manner.</text:span></text:p>
      <text:h text:style-name="P7" text:outline-level="2">Testing</text:h>
      <text:p text:style-name="P4"><text:span text:style-name="T4">There was very little testing done, beyond compiling and running the program after every change to make sure that there was no logic or run-time errors, and that the image was correctly positioned.</text:span></text:p>
      <text:h text:style-name="P9" text:outline-level="2"><text:span text:style-name="T1">Source Code File</text:span><text:span text:style-name="T2">s</text:span></text:h>
      <text:p text:style-name="P2">CardLayout.java – The only source code file, containing a single public class, which creates a <text:tab/><text:tab/><text:tab/><text:tab/>window with a graphical business card.</text:p>
      <text:h text:style-name="P7" text:outline-level="2">Supporting Files</text:h>
      <text:p text:style-name="P2">CardPhoto.jpg – An image that is used in the card</text:p>
      <text:h text:style-name="P8" text:outline-level="2"><text:span text:style-name="T5">Use Case</text:span></text:h>
      <text:p text:style-name="P5"><draw:custom-shape text:anchor-type="paragraph" draw:z-index="1" draw:style-name="gr2" svg:width="9.967cm" svg:height="6.762cm" svg:x="5.265cm" svg:y="0.803cm"><text:p/><draw:enhanced-geometry svg:viewBox="0 0 21600 21600" draw:type="rectangle" draw:enhanced-path="M 0 0 L 21600 0 21600 21600 0 21600 0 0 Z N"/></draw:custom-shape><draw:custom-shape text:anchor-type="paragraph" draw:z-index="0" draw:style-name="gr1" svg:width="2.647cm" svg:height="2.677cm" svg:x="0.561cm" svg:y="0.859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/text:p>
      <text:p text:style-name="P5"/>
      <text:p text:style-name="P5"/>
      <text:p text:style-name="P5"><draw:line text:anchor-type="paragraph" draw:z-index="3" draw:style-name="gr4" draw:text-style-name="P10" svg:x1="3.207cm" svg:y1="0.265cm" svg:x2="8.41cm" svg:y2="1.293cm"><text:p/></draw:line><draw:custom-shape text:anchor-type="paragraph" draw:z-index="2" draw:style-name="gr3" draw:text-style-name="P10" svg:width="3.47cm" svg:height="3.47cm" svg:x="8.234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span text:style-name="T6">User Runs the class</text:span></text:p>
      <text:p text:style-name="P5"><text:span text:style-name="T6"><text:tab/><text:tab/><text:tab/><text:tab/>File via command</text:span></text:p>
      <text:p text:style-name="P5"><draw:line text:anchor-type="paragraph" draw:z-index="4" draw:style-name="gr5" draw:text-style-name="P10" svg:x1="8.234cm" svg:y1="1.418cm" svg:x2="2.854cm" svg:y2="0.506cm"><text:p/></draw:line><text:span text:style-name="T6"><text:tab/>User<text:tab/><text:tab/><text:tab/>Line</text:span></text:p>
      <text:p text:style-name="P5"/>
      <text:p text:style-name="P5"><text:tab/><text:tab/><text:tab/><text:tab/><text:span text:style-name="T6">Program returns</text:span></text:p>
      <text:p text:style-name="P5"><text:span text:style-name="T6"><text:tab/><text:tab/><text:tab/><text:tab/>Business Car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00:03:02.91</meta:creation-date>
    <dc:title>Program Project Document</dc:title>
    <meta:editing-duration>P0D</meta:editing-duration>
    <meta:editing-cycles>3</meta:editing-cycles>
    <meta:generator>LibreOffice/4.0.1.2$Windows_x86 LibreOffice_project/84102822e3d61eb989ddd325abf1ac077904985</meta:generator>
    <meta:initial-creator>Robert Gardner</meta:initial-creator>
    <dc:date>2013-03-17T17:15:20.67</dc:date>
    <dc:creator>Robert Gardner</dc:creator>
    <meta:document-statistic meta:table-count="0" meta:image-count="0" meta:object-count="0" meta:page-count="1" meta:paragraph-count="15" meta:word-count="119" meta:character-count="731" meta:non-whitespace-character-count="602"/>
    <meta:template xlink:type="simple" xlink:actuate="onRequest" xlink:title="Program Project Document" xlink:href="../../../AppData/Roaming/LibreOffice/4/user/template/Program%20Project%20Document1.ott" meta:date="2013-03-15T00:03:01.21"/>
  </office:meta>
</office:document-meta>
</file>